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roxima Nova1" svg:font-family="'Proxima Nova'"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margin-top="0.139in" fo:margin-bottom="2.5in" loext:contextual-spacing="false" fo:line-height="100%" fo:orphans="2" fo:widows="2" fo:break-before="auto" fo:break-after="auto"/>
    </style:style>
    <style:style style:name="P2"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orphans="2" fo:widows="2" fo:break-before="auto" fo:break-after="auto"/>
    </style:style>
    <style:style style:name="P5" style:family="paragraph" style:parent-style-name="Standard">
      <style:paragraph-properties fo:margin-top="0.139in" fo:margin-bottom="0in" loext:contextual-spacing="false" fo:line-height="125%" fo:orphans="2" fo:widows="2" fo:break-before="auto" fo:break-after="auto"/>
      <style:text-properties fo:color="#336633" fo:font-size="14pt" style:font-size-asian="14pt" style:font-size-complex="14pt"/>
    </style:style>
    <style:style style:name="P6" style:family="paragraph" style:parent-style-name="Standard">
      <style:paragraph-properties fo:margin-left="0in" fo:margin-right="0in" fo:text-indent="0in" style:auto-text-indent="false"/>
    </style:style>
    <style:style style:name="P7" style:family="paragraph" style:parent-style-name="Standard">
      <style:paragraph-properties fo:margin-left="0in" fo:margin-right="0in" fo:margin-top="0.1665in" fo:margin-bottom="0.1665in" loext:contextual-spacing="false" fo:line-height="100%" fo:text-align="start" style:justify-single-word="false" fo:text-indent="0in" style:auto-text-indent="false"/>
    </style:style>
    <style:style style:name="P8" style:family="paragraph" style:parent-style-name="Standard" style:list-style-name="WWNum3">
      <style:paragraph-properties fo:margin-left="0.5in" fo:margin-right="0in" fo:text-indent="-0.25in" style:auto-text-indent="false"/>
    </style:style>
    <style:style style:name="P9" style:family="paragraph" style:parent-style-name="Standard" style:list-style-name="WWNum2">
      <style:paragraph-properties fo:margin-left="0.5in" fo:margin-right="0in" fo:text-indent="-0.25in" style:auto-text-indent="false"/>
    </style:style>
    <style:style style:name="P10" style:family="paragraph" style:parent-style-name="Standard">
      <style:paragraph-properties fo:margin-top="0.0417in" fo:margin-bottom="0.0417in" loext:contextual-spacing="false" fo:line-height="100%"/>
    </style:style>
    <style:style style:name="P1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1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1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1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15" style:family="paragraph" style:parent-style-name="Standard">
      <style:paragraph-properties fo:break-before="auto" fo:break-after="auto"/>
    </style:style>
    <style:style style:name="P16" style:family="paragraph" style:parent-style-name="Heading_20_1" style:list-style-name="WWNum1"/>
    <style:style style:name="P17" style:family="paragraph" style:parent-style-name="Title" style:master-page-name="First_20_Page">
      <style:paragraph-properties fo:margin-top="1in" fo:margin-bottom="0in" loext:contextual-spacing="false" fo:line-height="100%"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font-variant="small-caps" fo:color="#336633" fo:font-size="16pt" style:font-size-asian="16pt" style:font-size-complex="16pt"/>
    </style:style>
    <style:style style:name="T7" style:family="text">
      <style:text-properties fo:font-variant="small-caps" fo:color="#669966" fo:font-size="14pt" style:font-size-asian="14pt" style:font-size-complex="14pt"/>
    </style:style>
    <style:style style:name="T8" style:family="text">
      <style:text-properties fo:font-variant="small-caps" fo:color="#999966" style:font-name="Tahoma" fo:font-size="9pt" style:font-name-asian="Tahoma1" style:font-size-asian="9pt" style:font-name-complex="Tahoma1" style:font-size-complex="9pt"/>
    </style:style>
    <style:style style:name="T9" style:family="text">
      <style:text-properties style:text-underline-style="none"/>
    </style:style>
    <style:style style:name="T10"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bookmark text:name="_aczyuw2yex2w"/><text:span text:style-name="T1">Sistemas Informáticos (Computer Systems)</text:span><text:span text:style-name="T2"><text:line-break/></text:span><text:span text:style-name="T3">Unit 11. Study guide</text:span></text:p>
      <text:p text:style-name="P1"><draw:frame draw:style-name="fr1" draw:name="image4.png" text:anchor-type="char" svg:x="0.7874in" svg:y="5.9055in" svg:width="6.6929in" svg:height="0.7917in" draw:z-index="1"><draw:image xlink:href="Pictures/10000201000003460000007AE797650DBFEC1736.png" xlink:type="simple" xlink:show="embed" xlink:actuate="onLoad" loext:mime-type="image/png"/></draw:frame><draw:frame draw:style-name="fr2" draw:name="image3.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3"/>
      <text:p text:style-name="P3"/>
      <text:p text:style-name="P4"><text:span text:style-name="T5">Authors: Sergi García</text:span><draw:frame draw:style-name="fr3" draw:name="image1.png" text:anchor-type="char" svg:x="2.9689in" svg:y="0.5209in" svg:width="1.0091in" svg:height="0.3535in" draw:z-index="0"><draw:image xlink:href="Pictures/100002010000007600000029ABF5F7A91F7A9EF9.png" xlink:type="simple" xlink:show="embed" xlink:actuate="onLoad" loext:mime-type="image/png"/></draw:frame></text:p>
      <text:p text:style-name="P4"><text:span text:style-name="T5">Updated January 2023</text:span></text:p>
      <text:p text:style-name="P5"/>
      <text:p text:style-name="P4"><text:span text:style-name="T6">Unit 11. Computer networks</text:span></text:p>
      <text:list xml:id="list2429328017" text:style-name="WWNum1">
        <text:list-item>
          <text:p text:style-name="P16"><text:bookmark text:name="_dbh0n1vac4c8"/>Dates</text:p>
        </text:list-item>
      </text:list>
      <text:p text:style-name="Standard">From 27/03/2023 to 23/04/2023. The length of the unit is 5 weeks (40 hours).</text:p>
      <text:list xml:id="list82527424590467" text:continue-numbering="true" text:style-name="WWNum1">
        <text:list-item>
          <text:p text:style-name="P16">Previous knowledge</text:p>
        </text:list-item>
      </text:list>
      <text:p text:style-name="P6">Previous units, specially unit 01 and unit 07.</text:p>
      <text:list xml:id="list82527508172397" text:continue-numbering="true" text:style-name="WWNum1">
        <text:list-item>
          <text:p text:style-name="P16">Objectives</text:p>
        </text:list-item>
      </text:list>
      <text:list xml:id="list2265467546" text:style-name="WWNum3">
        <text:list-item>
          <text:p text:style-name="P8">To learn what is a computer network.</text:p>
        </text:list-item>
        <text:list-item>
          <text:p text:style-name="P8">To know how networks are classified.</text:p>
        </text:list-item>
        <text:list-item>
          <text:p text:style-name="P8">To know the different network topologies.</text:p>
        </text:list-item>
        <text:list-item>
          <text:p text:style-name="P8">To learn what the layers and protocols are</text:p>
        </text:list-item>
        <text:list-item>
          <text:p text:style-name="P8">To learn the functionality of each of the layers.</text:p>
        </text:list-item>
        <text:list-item>
          <text:p text:style-name="P8">To know the structure of an IP address.</text:p>
        </text:list-item>
        <text:list-item>
          <text:p text:style-name="P8">To know the different classes of networks.</text:p>
        </text:list-item>
        <text:list-item>
          <text:p text:style-name="P8"><text:soft-page-break/>To know the difference between a public and private address.</text:p>
        </text:list-item>
        <text:list-item>
          <text:p text:style-name="P8">To learn to do subnetting.</text:p>
        </text:list-item>
        <text:list-item>
          <text:p text:style-name="P8">To learn how to create static route tables.</text:p>
        </text:list-item>
        <text:list-item>
          <text:p text:style-name="P8">To know the different network devices.</text:p>
        </text:list-item>
      </text:list>
      <text:list xml:id="list82527780554318" text:continue-list="list82527508172397" text:style-name="WWNum1">
        <text:list-item>
          <text:p text:style-name="P16">Contents</text:p>
        </text:list-item>
      </text:list>
      <text:list xml:id="list2656084145" text:style-name="WWNum2">
        <text:list-item>
          <text:p text:style-name="P9">What is a computer network.</text:p>
        </text:list-item>
        <text:list-item>
          <text:p text:style-name="P9">Types of networks.</text:p>
        </text:list-item>
        <text:list-item>
          <text:p text:style-name="P9">Architecture of networks. Topologies and layers</text:p>
        </text:list-item>
        <text:list-item>
          <text:p text:style-name="P9">Internet layer</text:p>
        </text:list-item>
        <text:list-item>
          <text:p text:style-name="P9">Hardware components.</text:p>
        </text:list-item>
      </text:list>
      <text:list xml:id="list82526955642862" text:continue-list="list82527780554318" text:style-name="WWNum1">
        <text:list-item>
          <text:p text:style-name="P16">Activities</text:p>
        </text:list-item>
      </text:list>
      <text:p text:style-name="P7">You have non assessable activities, but I really encourage you to try to solve them.</text:p>
      <text:list xml:id="list82527028964358" text:continue-numbering="true" text:style-name="WWNum1">
        <text:list-item>
          <text:p text:style-name="P16">Recommendations<text:tab/></text:p>
        </text:list-item>
      </text:list>
      <text:p text:style-name="P10">This is a large unit. The first part is theoretical, and the second one is practical. Both of them are very important. Maybe is one of the most complicated unit of the course, so you need to study very well the concepts, and then you need to practice resolving the exercis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roxima Nova1" svg:font-family="'Proxima Nova'"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Sistemas Informáticos (Computers Systems)<text:tab/><text:tab/>Unit 11. Computer networks</text:span></text:p>
      </style:header>
      <style:footer>
        <text:p text:style-name="MP4"><text:span text:style-name="MT1">CFGS DAM/DAW<text:tab/><text:tab/>Unit 11 - Page </text:span><text:page-number text:select-page="current">2</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3" meta:object-count="0" meta:page-count="2" meta:paragraph-count="33" meta:word-count="248" meta:character-count="1399" meta:non-whitespace-character-count="1202"/>
    <meta:generator>LibreOfficeDev/6.0.5.2$Linux_X86_64 LibreOffice_project/</meta:generator>
  </office:meta>
</office:document-meta>
</file>